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1DA900002ED1C3854973.svm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05cm" draw:marker-start-width="0.275cm" draw:marker-end-width="0.275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fill="hatch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038cm" svg:height="1.361cm" svg:x="2.724cm" svg:y="2.023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onnector draw:style-name="gr2" draw:text-style-name="P2" draw:layer="layout" draw:type="line" svg:x1="5.892cm" svg:y1="3.835cm" svg:x2="8.557cm" svg:y2="3.835cm" draw:start-shape="id1" draw:start-glue-point="1" draw:end-shape="id2" draw:end-glue-point="3" svg:d="m5892 3835h2665">
          <text:p/>
        </draw:connector>
        <draw:frame draw:style-name="gr1" draw:text-style-name="P3" draw:layer="layout" svg:width="2.72cm" svg:height="1.199cm" svg:x="5.915cm" svg:y="2.546cm">
          <draw:text-box>
            <text:p text:style-name="P3"><text:span text:style-name="T2">File Volume</text:span></text:p>
            <text:p text:style-name="P3"><text:span text:style-name="T2">References</text:span></text:p>
          </draw:text-box>
        </draw:frame>
        <draw:custom-shape draw:style-name="gr3" draw:text-style-name="P4" draw:layer="layout" svg:width="3.335cm" svg:height="7.381cm" svg:x="2.557cm" svg:y="3.2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445cm" svg:x="2.557cm" svg:y="9.204cm">
          <text:p text:style-name="P5"><text:span text:style-name="T1">Central</text:span></text:p>
          <text:p text:style-name="P5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" draw:layer="layout" svg:width="3.335cm" svg:height="0.734cm" svg:x="2.557cm" svg:y="3.468cm">
          <text:p text:style-name="P5">Properti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312cm" svg:x="2.557cm" svg:y="4.836cm">
          <text:p text:style-name="P5">Encrypted</text:p>
          <text:p text:style-name="P5">Stream</text:p>
          <draw:enhanced-geometry svg:viewBox="0 0 21600 21600" draw:type="rectangle" draw:enhanced-path="M 0 0 L 21600 0 21600 21600 0 21600 0 0 Z N"/>
        </draw:custom-shape>
        <draw:custom-shape draw:style-name="gr4" draw:text-style-name="P5" draw:id="id3" draw:layer="layout" svg:width="3.335cm" svg:height="0.744cm" svg:x="2.557cm" svg:y="6.148cm">
          <text:p text:style-name="P5">Chunk 1</text:p>
          <draw:enhanced-geometry svg:viewBox="0 0 21600 21600" draw:type="rectangle" draw:enhanced-path="M 0 0 L 21600 0 21600 21600 0 21600 0 0 Z N"/>
        </draw:custom-shape>
        <draw:custom-shape draw:style-name="gr4" draw:text-style-name="P5" draw:id="id4" draw:layer="layout" svg:width="3.335cm" svg:height="0.744cm" svg:x="2.558cm" svg:y="7.748cm">
          <text:p text:style-name="P5">Chunk 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224cm" svg:y1="6.892cm" svg:x2="4.225cm" svg:y2="7.748cm" draw:start-shape="id3" draw:start-glue-point="2" draw:end-shape="id4" draw:end-glue-point="0" svg:d="m4224 6892 1 856">
          <text:p/>
        </draw:connector>
        <draw:custom-shape draw:style-name="gr3" draw:text-style-name="P4" draw:layer="layout" svg:width="3.335cm" svg:height="7.381cm" svg:x="8.557cm" svg:y="3.2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445cm" svg:x="8.557cm" svg:y="9.204cm">
          <text:p text:style-name="P5"><text:span text:style-name="T1">Central</text:span></text:p>
          <text:p text:style-name="P5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2" draw:layer="layout" svg:width="3.335cm" svg:height="0.734cm" svg:x="8.557cm" svg:y="3.468cm">
          <text:p text:style-name="P5">Properties</text:p>
          <draw:enhanced-geometry svg:viewBox="0 0 21600 21600" draw:type="rectangle" draw:enhanced-path="M 0 0 L 21600 0 21600 21600 0 21600 0 0 Z N"/>
        </draw:custom-shape>
        <draw:custom-shape draw:style-name="gr4" draw:text-style-name="P5" draw:id="id9" draw:layer="layout" svg:width="3.335cm" svg:height="1.312cm" svg:x="8.557cm" svg:y="4.836cm">
          <text:p text:style-name="P5">Encrypted</text:p>
          <text:p text:style-name="P5">Stream</text:p>
          <draw:enhanced-geometry svg:viewBox="0 0 21600 21600" draw:type="rectangle" draw:enhanced-path="M 0 0 L 21600 0 21600 21600 0 21600 0 0 Z N"/>
        </draw:custom-shape>
        <draw:custom-shape draw:style-name="gr4" draw:text-style-name="P5" draw:id="id5" draw:layer="layout" svg:width="3.335cm" svg:height="0.744cm" svg:x="8.557cm" svg:y="6.148cm">
          <text:p text:style-name="P5">Chunk n+1</text:p>
          <draw:enhanced-geometry svg:viewBox="0 0 21600 21600" draw:type="rectangle" draw:enhanced-path="M 0 0 L 21600 0 21600 21600 0 21600 0 0 Z N"/>
        </draw:custom-shape>
        <draw:custom-shape draw:style-name="gr4" draw:text-style-name="P5" draw:id="id6" draw:layer="layout" svg:width="3.335cm" svg:height="0.744cm" svg:x="8.558cm" svg:y="7.748cm">
          <text:p text:style-name="P5">Chunk m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24cm" svg:y1="6.892cm" svg:x2="10.225cm" svg:y2="7.748cm" draw:start-shape="id5" draw:start-glue-point="2" draw:end-shape="id6" draw:end-glue-point="0" svg:d="m10224 6892 1 856">
          <text:p/>
        </draw:connector>
        <draw:frame draw:style-name="gr1" draw:text-style-name="P1" draw:layer="layout" svg:width="3.038cm" svg:height="1.361cm" svg:x="8.624cm" svg:y="2.024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ustom-shape draw:style-name="gr3" draw:text-style-name="P4" draw:layer="layout" svg:width="3.335cm" svg:height="7.381cm" svg:x="14.057cm" svg:y="3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445cm" svg:x="14.057cm" svg:y="9.205cm">
          <text:p text:style-name="P5"><text:span text:style-name="T1">Central</text:span></text:p>
          <text:p text:style-name="P5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0" draw:layer="layout" svg:width="3.335cm" svg:height="0.734cm" svg:x="14.057cm" svg:y="3.469cm">
          <text:p text:style-name="P5">Properti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312cm" svg:x="14.057cm" svg:y="4.837cm">
          <text:p text:style-name="P5">Image</text:p>
          <text:p text:style-name="P5">Stream</text:p>
          <draw:enhanced-geometry svg:viewBox="0 0 21600 21600" draw:type="rectangle" draw:enhanced-path="M 0 0 L 21600 0 21600 21600 0 21600 0 0 Z N"/>
        </draw:custom-shape>
        <draw:custom-shape draw:style-name="gr4" draw:text-style-name="P5" draw:id="id7" draw:layer="layout" svg:width="3.335cm" svg:height="0.744cm" svg:x="14.057cm" svg:y="6.149cm">
          <text:p text:style-name="P5">Chunk 1</text:p>
          <draw:enhanced-geometry svg:viewBox="0 0 21600 21600" draw:type="rectangle" draw:enhanced-path="M 0 0 L 21600 0 21600 21600 0 21600 0 0 Z N"/>
        </draw:custom-shape>
        <draw:custom-shape draw:style-name="gr4" draw:text-style-name="P5" draw:id="id8" draw:layer="layout" svg:width="3.335cm" svg:height="0.744cm" svg:x="14.058cm" svg:y="7.749cm">
          <text:p text:style-name="P5">Chunk 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724cm" svg:y1="6.893cm" svg:x2="15.725cm" svg:y2="7.749cm" draw:start-shape="id7" draw:start-glue-point="2" draw:end-shape="id8" draw:end-glue-point="0" svg:d="m15724 6893 1 856">
          <text:p/>
        </draw:connector>
        <draw:connector draw:style-name="gr2" draw:text-style-name="P2" draw:layer="layout" draw:type="curve" svg:x1="11.892cm" svg:y1="5.492cm" svg:x2="14.057cm" svg:y2="3.836cm" draw:start-shape="id9" draw:start-glue-point="1" draw:end-shape="id10" draw:end-glue-point="3" svg:d="m11892 5492c1623 0 541-1656 2165-1656">
          <text:p/>
        </draw:connector>
        <draw:frame draw:style-name="gr1" draw:text-style-name="P1" draw:layer="layout" svg:width="3.038cm" svg:height="1.361cm" svg:x="14.224cm" svg:y="2.025cm">
          <draw:text-box>
            <text:p text:style-name="P1"><text:span text:style-name="T1">Embedded</text:span></text:p>
            <text:p text:style-name="P1"><text:span text:style-name="T1">FIF Volume</text:span></text:p>
          </draw:text-box>
        </draw:frame>
        <draw:connector draw:style-name="gr2" draw:text-style-name="P6" draw:layer="layout" draw:type="curve" svg:x1="5.892cm" svg:y1="3.835cm" svg:x2="8.557cm" svg:y2="5.492cm" draw:start-shape="id1" draw:start-glue-point="1" draw:end-shape="id9" draw:end-glue-point="3" svg:d="m5892 3835c1998 0 666 1657 2665 1657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3" draw:text-style-name="P4" draw:layer="layout" svg:width="3.335cm" svg:height="7.681cm" svg:x="2.557cm" svg:y="2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id="id11" draw:layer="layout" svg:width="3.335cm" svg:height="1.445cm" svg:x="2.557cm" svg:y="9.005cm">
          <text:p text:style-name="P5"><text:span text:style-name="T1">Central</text:span></text:p>
          <text:p text:style-name="P5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3" draw:layer="layout" svg:width="3.335cm" svg:height="0.734cm" svg:x="2.557cm" svg:y="2.769cm">
          <text:p text:style-name="P5">File 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723cm" svg:x="2.558cm" svg:y="3.469cm">
          <text:p text:style-name="P5">Content</text:p>
          <draw:enhanced-geometry svg:viewBox="0 0 21600 21600" draw:type="rectangle" draw:enhanced-path="M 0 0 L 21600 0 21600 21600 0 21600 0 0 Z N"/>
        </draw:custom-shape>
        <draw:custom-shape draw:style-name="gr4" draw:text-style-name="P5" draw:id="id12" draw:layer="layout" svg:width="3.335cm" svg:height="0.734cm" svg:x="2.557cm" svg:y="5.87cm">
          <text:p text:style-name="P5">File 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723cm" svg:x="2.558cm" svg:y="6.57cm">
          <text:p text:style-name="P5">Cont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2.558cm" svg:y="5.17cm">
          <text:p text:style-name="P5">Data Des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2.559cm" svg:y="8.27cm">
          <text:p text:style-name="P5">Data Des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35cm" svg:height="7.681cm" svg:x="9.757cm" svg:y="1.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445cm" svg:x="9.757cm" svg:y="10.806cm">
          <text:p text:style-name="P5"><text:span text:style-name="T1">Central</text:span></text:p>
          <text:p text:style-name="P5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9.757cm" svg:y="1.47cm">
          <text:p text:style-name="P5">File 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723cm" svg:x="9.758cm" svg:y="2.17cm">
          <text:p text:style-name="P5">Cont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9.757cm" svg:y="4.571cm">
          <text:p text:style-name="P5">File 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723cm" svg:x="9.758cm" svg:y="5.271cm">
          <text:p text:style-name="P5">Cont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9.758cm" svg:y="3.871cm">
          <text:p text:style-name="P5">Data Des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9.759cm" svg:y="6.971cm">
          <text:p text:style-name="P5">Data Des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9.758cm" svg:y="7.671cm">
          <text:p text:style-name="P5">File Head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723cm" svg:x="9.759cm" svg:y="8.371cm">
          <text:p text:style-name="P5">Cont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0.734cm" svg:x="9.76cm" svg:y="10.071cm">
          <text:p text:style-name="P5">Data Desc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type="curve" svg:x1="5.892cm" svg:y1="9.727cm" svg:x2="5.892cm" svg:y2="6.237cm" draw:start-shape="id11" draw:start-glue-point="1" draw:end-shape="id12" draw:end-glue-point="1" svg:d="m5892 9727c786 0 786-3490 0-3490">
          <text:p/>
        </draw:connector>
        <draw:connector draw:style-name="gr2" draw:text-style-name="P6" draw:layer="layout" draw:type="curve" draw:line-skew="0.542cm" svg:x1="5.892cm" svg:y1="9.727cm" svg:x2="5.892cm" svg:y2="3.136cm" draw:start-shape="id11" draw:start-glue-point="1" draw:end-shape="id13" draw:end-glue-point="1" svg:d="m5892 9727c1599 0 1599-6591 0-6591">
          <text:p/>
        </draw:connector>
        <draw:frame draw:style-name="gr1" draw:text-style-name="P3" draw:layer="layout" svg:width="5.235cm" svg:height="0.725cm" svg:x="2.068cm" svg:y="1.312cm">
          <draw:text-box>
            <text:p text:style-name="P3">Original Zip File structure</text:p>
          </draw:text-box>
        </draw:frame>
        <draw:frame draw:style-name="gr1" draw:text-style-name="P3" draw:layer="layout" svg:width="3.093cm" svg:height="1.199cm" svg:x="13.43cm" svg:y="8.804cm">
          <draw:text-box>
            <text:p text:style-name="P3">New segment</text:p>
            <text:p text:style-name="P3">appended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7" draw:id="id14" draw:layer="layout" svg:width="2.157cm" svg:height="2.512cm" svg:x="4.091cm" svg:y="4.114cm">
          <text:p text:style-name="P7">Volume</text:p>
          <text:p text:style-name="P7">1</text:p>
          <draw:enhanced-geometry svg:viewBox="0 0 21600 21600" draw:type="rectangle" draw:enhanced-path="M 0 0 L 21600 0 21600 21600 0 21600 0 0 Z N"/>
        </draw:custom-shape>
        <draw:frame draw:style-name="gr5" draw:text-style-name="P8" draw:id="id15" draw:layer="layout" svg:width="2.143cm" svg:height="3.387cm" svg:x="8.965cm" svg:y="1.305cm">
          <draw:image xlink:href="Pictures/200000A200001DA900002ED1C3854973.svm" xlink:type="simple" xlink:show="embed" xlink:actuate="onLoad">
            <text:p/>
          </draw:image>
        </draw:frame>
        <draw:frame draw:style-name="gr5" draw:text-style-name="P8" draw:id="id16" draw:layer="layout" svg:width="2.311cm" svg:height="3.219cm" svg:x="9.009cm" svg:y="6.616cm">
          <draw:image xlink:href="Pictures/200000DE0000115D0000182F361B8A93.wmf" xlink:type="simple" xlink:show="embed" xlink:actuate="onLoad">
            <text:p/>
          </draw:image>
        </draw:frame>
        <draw:connector draw:style-name="gr2" draw:text-style-name="P6" draw:layer="layout" draw:type="curve" svg:x1="6.248cm" svg:y1="5.37cm" svg:x2="8.965cm" svg:y2="2.998cm" draw:start-shape="id14" draw:start-glue-point="1" draw:end-shape="id15" svg:d="m6248 5370c2056 0 698-2372 2717-2372">
          <text:p/>
        </draw:connector>
        <draw:connector draw:style-name="gr2" draw:text-style-name="P6" draw:layer="layout" draw:type="curve" svg:x1="6.248cm" svg:y1="5.37cm" svg:x2="9.009cm" svg:y2="8.225cm" draw:start-shape="id14" draw:start-glue-point="1" draw:end-shape="id16" draw:end-glue-point="3" svg:d="m6248 5370c2089 0 709 2855 2761 2855">
          <text:p/>
        </draw:connector>
        <draw:custom-shape draw:style-name="gr4" draw:text-style-name="P7" draw:layer="layout" svg:width="2.157cm" svg:height="2.512cm" svg:x="12.474cm" svg:y="1.246cm">
          <text:p text:style-name="P7">Volume</text:p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157cm" svg:height="2.512cm" svg:x="12.586cm" svg:y="7.093cm">
          <text:p text:style-name="P7">Volume</text:p>
          <text:p text:style-name="P7">3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office:forms form:automatic-focus="false" form:apply-design-mode="false"/>
        <draw:custom-shape draw:style-name="gr3" draw:text-style-name="P4" draw:layer="layout" svg:width="3.335cm" svg:height="7.381cm" svg:x="5.808cm" svg:y="2.4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1.2cm" svg:x="5.808cm" svg:y="2.647cm">
          <text:p text:style-name="P5">Overlay</text:p>
          <text:p text:style-name="P5">Properti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35cm" svg:height="4.669cm" svg:x="5.808cm" svg:y="3.847cm">
          <text:p text:style-name="P5">Data</text:p>
          <text:p text:style-name="P5">Segment</text:p>
          <draw:enhanced-geometry svg:viewBox="0 0 21600 21600" draw:type="rectangle" draw:enhanced-path="M 0 0 L 21600 0 21600 21600 0 21600 0 0 Z N"/>
        </draw:custom-shape>
        <draw:custom-shape draw:style-name="gr4" draw:text-style-name="P5" draw:id="id17" draw:layer="layout" svg:width="3.335cm" svg:height="0.744cm" svg:x="5.809cm" svg:y="8.827cm">
          <text:p text:style-name="P5">overlay</text:p>
          <draw:enhanced-geometry svg:viewBox="0 0 21600 21600" draw:type="rectangle" draw:enhanced-path="M 0 0 L 21600 0 21600 21600 0 21600 0 0 Z N"/>
        </draw:custom-shape>
        <draw:custom-shape draw:style-name="gr6" draw:text-style-name="P2" draw:id="id20" draw:layer="layout" svg:width="3.335cm" svg:height="0.8cm" svg:x="5.808cm" svg:y="5.8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21" draw:layer="layout" svg:width="3.335cm" svg:height="1.056cm" svg:x="5.809cm" svg:y="6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35cm" svg:height="0.824cm" svg:x="5.809cm" svg:y="7.6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19" draw:layer="layout" svg:width="3.335cm" svg:height="0.8cm" svg:x="5.809cm" svg:y="5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18" draw:layer="layout" svg:width="3.335cm" svg:height="1.189cm" svg:x="5.809cm" svg:y="3.847cm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type="curve" draw:line-skew="0.98cm" svg:x1="9.144cm" svg:y1="9.199cm" svg:x2="9.144cm" svg:y2="4.441cm" draw:start-shape="id17" draw:start-glue-point="1" draw:end-shape="id18" draw:end-glue-point="1" svg:d="m9144 9199c2256 0 2256-4758 0-4758">
          <text:p/>
        </draw:connector>
        <draw:connector draw:style-name="gr2" draw:text-style-name="P6" draw:layer="layout" draw:type="curve" draw:line-skew="0.513cm" svg:x1="9.144cm" svg:y1="9.199cm" svg:x2="9.144cm" svg:y2="5.436cm" draw:start-shape="id17" draw:start-glue-point="1" draw:end-shape="id19" draw:end-glue-point="1" svg:d="m9144 9199c1555 0 1555-3763 0-3763">
          <text:p/>
        </draw:connector>
        <draw:connector draw:style-name="gr2" draw:text-style-name="P6" draw:layer="layout" draw:type="curve" draw:line-skew="-0.232cm" svg:x1="5.809cm" svg:y1="9.199cm" svg:x2="5.808cm" svg:y2="6.236cm" draw:start-shape="id17" draw:start-glue-point="3" draw:end-shape="id20" draw:end-glue-point="3" svg:d="m5809 9199c-1138 0-1138-2963-1-2963">
          <text:p/>
        </draw:connector>
        <draw:connector draw:style-name="gr2" draw:text-style-name="P6" draw:layer="layout" draw:type="curve" svg:x1="5.809cm" svg:y1="9.199cm" svg:x2="5.809cm" svg:y2="7.164cm" draw:start-shape="id17" draw:start-glue-point="3" draw:end-shape="id21" draw:end-glue-point="3" svg:d="m5809 9199c-789 0-789-2035 0-2035">
          <text:p/>
        </draw:connector>
        <draw:frame draw:style-name="gr1" draw:text-style-name="P3" draw:layer="layout" svg:width="2.678cm" svg:height="1.673cm" svg:x="11.005cm" svg:y="5.426cm">
          <draw:text-box>
            <text:p text:style-name="P3">Direct</text:p>
            <text:p text:style-name="P3">Chunk</text:p>
            <text:p text:style-name="P3">References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3" draw:text-style-name="P4" draw:layer="layout" svg:width="3.335cm" svg:height="5.957cm" svg:x="4.118cm" svg:y="2.9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id="id28" draw:layer="layout" svg:width="3.335cm" svg:height="0.734cm" svg:x="4.118cm" svg:y="3.181cm">
          <text:p text:style-name="P5">Proper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id="id22" draw:layer="layout" svg:width="3.335cm" svg:height="0.744cm" svg:x="4.118cm" svg:y="3.915cm">
          <text:p text:style-name="P5">Chunk 1</text:p>
          <draw:enhanced-geometry svg:viewBox="0 0 21600 21600" draw:type="rectangle" draw:enhanced-path="M 0 0 L 21600 0 21600 21600 0 21600 0 0 Z N"/>
        </draw:custom-shape>
        <draw:custom-shape draw:style-name="gr4" draw:text-style-name="P5" draw:id="id23" draw:layer="layout" svg:width="3.335cm" svg:height="0.744cm" svg:x="4.118cm" svg:y="5.626cm">
          <text:p text:style-name="P5">Chunk 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785cm" svg:y1="4.659cm" svg:x2="5.785cm" svg:y2="5.626cm" draw:start-shape="id22" draw:start-glue-point="2" draw:end-shape="id23" draw:end-glue-point="0" svg:d="m5785 4659v967">
          <text:p/>
        </draw:connector>
        <draw:custom-shape draw:style-name="gr4" draw:text-style-name="P5" draw:id="id26" draw:layer="layout" svg:width="3.335cm" svg:height="1.801cm" svg:x="4.119cm" svg:y="6.826cm">
          <text:p text:style-name="P5">MD5.00</text:p>
          <draw:enhanced-geometry svg:viewBox="0 0 21600 21600" draw:type="rectangle" draw:enhanced-path="M 0 0 L 21600 0 21600 21600 0 21600 0 0 Z N"/>
        </draw:custom-shape>
        <draw:frame draw:style-name="gr8" draw:text-style-name="P9" draw:id="id29" draw:layer="layout" svg:width="3.537cm" svg:height="1.199cm" svg:x="7.471cm" svg:y="1.313cm">
          <draw:text-box>
            <text:p text:style-name="P3">hash_type=md5</text:p>
            <text:p text:style-name="P3">hash=md5.00</text:p>
          </draw:text-box>
        </draw:frame>
        <draw:g draw:id="id24">
          <draw:custom-shape draw:style-name="gr9" draw:text-style-name="P6" draw:layer="layout" svg:width="1.579cm" svg:height="0.667cm" svg:x="8.094cm" svg:y="3.525cm">
            <text:p text:style-name="P7">1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068cm" svg:height="0.667cm" svg:x="9.673cm" svg:y="3.525cm">
            <text:p text:style-name="P7">MD5 hash</text:p>
            <draw:enhanced-geometry svg:viewBox="0 0 21600 21600" draw:type="rectangle" draw:enhanced-path="M 0 0 L 21600 0 21600 21600 0 21600 0 0 Z N"/>
          </draw:custom-shape>
        </draw:g>
        <draw:g draw:id="id25">
          <draw:custom-shape draw:style-name="gr9" draw:text-style-name="P6" draw:layer="layout" svg:width="1.579cm" svg:height="0.667cm" svg:x="8.094cm" svg:y="5.526cm">
            <text:p text:style-name="P7">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3.068cm" svg:height="0.667cm" svg:x="9.673cm" svg:y="5.526cm">
            <text:p text:style-name="P7">MD5 hash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6" draw:layer="layout" draw:type="curve" svg:x1="10.417cm" svg:y1="4.192cm" svg:x2="10.417cm" svg:y2="5.526cm" draw:start-shape="id24" draw:start-glue-point="2" draw:end-shape="id25" draw:end-glue-point="0" svg:d="m10417 4192v1334">
          <text:p/>
        </draw:connector>
        <draw:custom-shape draw:style-name="gr10" draw:text-style-name="P6" draw:id="id27" draw:layer="layout" svg:width="4.647cm" svg:height="2.668cm" svg:x="8.094cm" svg:y="3.525cm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type="curve" svg:x1="7.454cm" svg:y1="7.726cm" svg:x2="10.417cm" svg:y2="6.193cm" draw:start-shape="id26" draw:start-glue-point="1" draw:end-shape="id27" draw:end-glue-point="2" svg:d="m7454 7726c1976 0 2963-511 2963-1533">
          <text:p/>
        </draw:connector>
        <draw:connector draw:style-name="gr11" draw:text-style-name="P6" draw:layer="layout" draw:type="curve" svg:x1="5.785cm" svg:y1="3.181cm" svg:x2="7.471cm" svg:y2="1.912cm" draw:start-shape="id28" draw:start-glue-point="0" draw:end-shape="id29" draw:end-glue-point="3" svg:d="m5785 3181c0-846 562-1269 1686-1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</meta:initial-creator>
    <meta:creation-date>2009-02-18T11:02:00</meta:creation-date>
    <dc:creator>mic</dc:creator>
    <dc:date>2009-02-20T23:56:41</dc:date>
    <meta:editing-cycles>7</meta:editing-cycles>
    <meta:editing-duration>P2DT12H24M11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